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fo:color="#2a6099" loext:opacity="100%" style:font-name="Calibri" fo:language="en" fo:country="US" fo:font-weight="normal" officeooo:rsid="00116c3c" officeooo:paragraph-rsid="00116c3c" style:font-weight-asian="normal" style:font-weight-complex="normal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bold" officeooo:rsid="00116c3c" officeooo:paragraph-rsid="00116c3c" style:font-weight-asian="bold" style:font-weight-complex="bold"/>
    </style:style>
    <style:style style:name="P4" style:family="paragraph" style:parent-style-name="Text_20_body">
      <style:text-properties fo:language="en" fo:country="US" fo:font-weight="bold" style:font-weight-asian="bold" style:font-weight-complex="bold"/>
    </style:style>
    <style:style style:name="P5" style:family="paragraph" style:parent-style-name="Text_20_body">
      <style:text-properties fo:language="en" fo:country="US" fo:font-weight="bold" officeooo:paragraph-rsid="0016932b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116c3c" officeooo:paragraph-rsid="00116c3c" fo:background-color="#ffff00" style:font-weight-asian="bold" style:font-weight-complex="bold"/>
    </style:style>
    <style:style style:name="P7" style:family="paragraph" style:parent-style-name="Standard">
      <style:text-properties fo:language="en" fo:country="US" officeooo:rsid="00116c3c" officeooo:paragraph-rsid="00116c3c"/>
    </style:style>
    <style:style style:name="P8" style:family="paragraph" style:parent-style-name="Standard">
      <style:text-properties fo:language="en" fo:country="US" officeooo:rsid="00116c3c" officeooo:paragraph-rsid="00122048"/>
    </style:style>
    <style:style style:name="P9" style:family="paragraph" style:parent-style-name="Standard">
      <style:text-properties fo:language="en" fo:country="US" fo:font-weight="normal" officeooo:rsid="00116c3c" officeooo:paragraph-rsid="00116c3c" fo:background-color="transparent" style:font-weight-asian="normal" style:font-weight-complex="normal"/>
    </style:style>
    <style:style style:name="P10" style:family="paragraph" style:parent-style-name="Standard">
      <style:text-properties fo:language="en" fo:country="US" officeooo:paragraph-rsid="00116c3c"/>
    </style:style>
    <style:style style:name="P11" style:family="paragraph" style:parent-style-name="Standard">
      <style:text-properties fo:language="en" fo:country="US" officeooo:paragraph-rsid="0016932b"/>
    </style:style>
    <style:style style:name="P12" style:family="paragraph" style:parent-style-name="Text_20_body">
      <style:text-properties fo:language="en" fo:country="US"/>
    </style:style>
    <style:style style:name="P13" style:family="paragraph" style:parent-style-name="Standard">
      <style:paragraph-properties fo:text-align="center" style:justify-single-word="false"/>
      <style:text-properties fo:font-size="20pt" fo:language="en" fo:country="US" fo:font-weight="bold" officeooo:rsid="00116c3c" officeooo:paragraph-rsid="00116c3c" style:font-size-asian="20pt" style:font-weight-asian="bold" style:font-size-complex="20pt" style:font-weight-complex="bold"/>
    </style:style>
    <style:style style:name="P14" style:family="paragraph" style:parent-style-name="Standard">
      <style:text-properties fo:language="en" fo:country="US" fo:font-weight="bold" officeooo:rsid="00116c3c" officeooo:paragraph-rsid="00116c3c" fo:background-color="transparent" style:font-weight-asian="bold" style:font-weight-complex="bold"/>
    </style:style>
    <style:style style:name="P15" style:family="paragraph" style:parent-style-name="Standard">
      <style:text-properties fo:language="en" fo:country="US" fo:font-weight="bold" officeooo:rsid="00116c3c" officeooo:paragraph-rsid="0016932b" fo:background-color="transparent" style:font-weight-asian="bold" style:font-weight-complex="bold"/>
    </style:style>
    <style:style style:name="P16" style:family="paragraph" style:parent-style-name="Standard">
      <style:text-properties fo:language="en" fo:country="US" fo:font-weight="normal" officeooo:rsid="00116c3c" officeooo:paragraph-rsid="00116c3c" fo:background-color="transparent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19a118" officeooo:paragraph-rsid="0019a118" style:font-weight-asian="normal" style:font-weight-complex="normal"/>
    </style:style>
    <style:style style:name="P18" style:family="paragraph" style:parent-style-name="Standard">
      <style:text-properties fo:language="en" fo:country="US"/>
    </style:style>
    <style:style style:name="P19" style:family="paragraph" style:parent-style-name="Standard">
      <style:text-properties fo:language="en" fo:country="US" officeooo:rsid="0019a118" officeooo:paragraph-rsid="0019a118"/>
    </style:style>
    <style:style style:name="P20" style:family="paragraph" style:parent-style-name="Standard">
      <style:text-properties fo:language="en" fo:country="US" officeooo:paragraph-rsid="0019a118"/>
    </style:style>
    <style:style style:name="T1" style:family="text">
      <style:text-properties fo:font-weight="bold" fo:background-color="#ffff00" loext:char-shading-value="0" style:font-weight-asian="bold" style:font-weight-complex="bold"/>
    </style:style>
    <style:style style:name="T2" style:family="text">
      <style:text-properties fo:font-weight="bold" officeooo:rsid="00116c3c" fo:background-color="#ffff00" loext:char-shading-value="0" style:font-weight-asian="bold" style:font-weight-complex="bold"/>
    </style:style>
    <style:style style:name="T3" style:family="text">
      <style:text-properties fo:font-weight="bold" officeooo:rsid="001535e1" fo:background-color="#ffff00" loext:char-shading-value="0" style:font-weight-asian="bold" style:font-weight-complex="bold"/>
    </style:style>
    <style:style style:name="T4" style:family="text">
      <style:text-properties fo:font-weight="bold" officeooo:rsid="0019a118" style:font-weight-asian="bold" style:font-weight-complex="bold"/>
    </style:style>
    <style:style style:name="T5" style:family="text">
      <style:text-properties officeooo:rsid="001220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imple ChatBot Program in Qbasic</text:p>
      <text:p text:style-name="P7"/>
      <text:p text:style-name="P3"/>
      <text:p text:style-name="P3">Notes and Development Information</text:p>
      <text:p text:style-name="P7"/>
      <text:p text:style-name="P8">All these notes and sugestion<text:span text:style-name="T5">s</text:span> have been created and <text:span text:style-name="T5">recommended</text:span> by the ChatGPT 3.5 A.I.</text:p>
      <text:p text:style-name="P7"/>
      <text:p text:style-name="P6"/>
      <text:p text:style-name="P9">======================================================================</text:p>
      <text:p text:style-name="P9"/>
      <text:p text:style-name="P10"><text:span text:style-name="T3">INITIAL</text:span><text:span text:style-name="T2"> CODE</text:span></text:p>
      <text:p text:style-name="P14"/>
      <text:p text:style-name="P14">Here's a basic structure you can use to get started: </text:p>
      <text:p text:style-name="P7"/>
      <text:p text:style-name="P1">DO</text:p>
      <text:p text:style-name="P1"><text:s text:c="2"/></text:p>
      <text:p text:style-name="P1"><text:tab/>INPUT "What would you like to say? ", user_input$</text:p>
      <text:p text:style-name="P1"><text:s text:c="2"/><text:tab/></text:p>
      <text:p text:style-name="P1"><text:tab/>SELECT CASE UCASE$(user_input$)</text:p>
      <text:p text:style-name="P1"><text:s text:c="4"/><text:tab/><text:tab/></text:p>
      <text:p text:style-name="P1"><text:tab/><text:tab/>CASE "HELLO", "HI", "HEY"</text:p>
      <text:p text:style-name="P1"><text:s text:c="6"/><text:tab/><text:tab/><text:tab/>PRINT "Hi there!"</text:p>
      <text:p text:style-name="P1"><text:s text:c="4"/><text:tab/></text:p>
      <text:p text:style-name="P1"><text:tab/><text:tab/>CASE "WHAT IS YOUR NAME?", "WHO ARE YOU?"</text:p>
      <text:p text:style-name="P1"><text:s text:c="6"/><text:tab/><text:tab/><text:tab/></text:p>
      <text:p text:style-name="P1"><text:tab/><text:tab/><text:tab/>PRINT "My name is Chatbot. Nice to meet you!"</text:p>
      <text:p text:style-name="P1"><text:s text:c="4"/></text:p>
      <text:p text:style-name="P1"><text:tab/><text:tab/>CASE "WHAT TIME IS IT?", "WHAT'S THE TIME?"</text:p>
      <text:p text:style-name="P1"><text:s text:c="6"/></text:p>
      <text:p text:style-name="P1"><text:tab/><text:tab/><text:tab/>PRINT "The time is " + TIME$</text:p>
      <text:p text:style-name="P1"><text:s text:c="4"/></text:p>
      <text:p text:style-name="P1"><text:tab/>CASE ELSE</text:p>
      <text:p text:style-name="P1"><text:s text:c="6"/><text:tab/><text:tab/></text:p>
      <text:p text:style-name="P1"><text:tab/><text:tab/><text:tab/>PRINT "I'm sorry, I don't understand. Please, try asking a different question.” </text:p>
      <text:p text:style-name="P1"><text:tab/></text:p>
      <text:p text:style-name="P1"><text:tab/>END SELECT</text:p>
      <text:p text:style-name="P1"/>
      <text:p text:style-name="P1">LOOP</text:p>
      <text:p text:style-name="P7"/>
      <text:p text:style-name="P9">======================================================================</text:p>
      <text:p text:style-name="P2"/>
      <text:p text:style-name="P12">This is a very basic program that listens to the user's input, and responds with a pre-defined set of answers based on what the user says.</text:p>
      <text:p text:style-name="P12">To run this program, you can copy and paste the code into a QBASIC editor, save the file with a .BAS extension, and then run the program from the editor.</text:p>
      <text:p text:style-name="P12">Feel free to modify and expand the program as needed to make it more complex and interactive!</text:p>
      <text:p text:style-name="P4"/>
      <text:p text:style-name="P9"><text:soft-page-break/>======================================================================</text:p>
      <text:p text:style-name="P9"/>
      <text:p text:style-name="P7"><text:span text:style-name="T1">FLOWCHART</text:span></text:p>
      <text:p text:style-name="P15"/>
      <text:p text:style-name="P5">Here's a flowchart that illustrates the algorithm for the simple chatbot program in QBASIC: </text:p>
      <text:p text:style-name="P11"/>
      <text:p text:style-name="P2"><text:s text:c="3"/>+-----------------+</text:p>
      <text:p text:style-name="P2"><text:s text:c="3"/>| Start Program |</text:p>
      <text:p text:style-name="P2"><text:s text:c="3"/>+-----------------+</text:p>
      <text:p text:style-name="P2"><text:s text:c="12"/>|</text:p>
      <text:p text:style-name="P2"><text:s text:c="12"/>v</text:p>
      <text:p text:style-name="P2"><text:s text:c="3"/>+------------------+</text:p>
      <text:p text:style-name="P2"><text:s text:c="3"/>|Get User's Input|</text:p>
      <text:p text:style-name="P2"><text:s text:c="3"/>+------------------+</text:p>
      <text:p text:style-name="P2"><text:s text:c="12"/>|</text:p>
      <text:p text:style-name="P2"><text:s text:c="12"/>v</text:p>
      <text:p text:style-name="P2"><text:s text:c="3"/>+----------------------+</text:p>
      <text:p text:style-name="P2"><text:s text:c="3"/>|Check User's Input |</text:p>
      <text:p text:style-name="P2"><text:s text:c="3"/>+----------------------+</text:p>
      <text:p text:style-name="P2"><text:s text:c="12"/>|</text:p>
      <text:p text:style-name="P2"><text:s text:c="12"/>v</text:p>
      <text:p text:style-name="P2"><text:s text:c="3"/>+--------------------------+</text:p>
      <text:p text:style-name="P2"><text:s text:c="3"/>|Respond to User Input |</text:p>
      <text:p text:style-name="P2"><text:s text:c="3"/>+--------------------------+</text:p>
      <text:p text:style-name="P2"><text:s text:c="12"/>|</text:p>
      <text:p text:style-name="P2"><text:s text:c="12"/>v</text:p>
      <text:p text:style-name="P2"><text:s text:c="3"/>+----------------+</text:p>
      <text:p text:style-name="P2"><text:s text:c="3"/>|Loop to Start <text:s text:c="2"/>|</text:p>
      <text:p text:style-name="P2"><text:s text:c="3"/>+----------------+</text:p>
      <text:p text:style-name="P2"><text:s text:c="12"/>|</text:p>
      <text:p text:style-name="P2"><text:s text:c="12"/>v</text:p>
      <text:p text:style-name="P2"><text:s text:c="3"/>+----------------+</text:p>
      <text:p text:style-name="P10"><text:s text:c="3"/>| End Program |</text:p>
      <text:p text:style-name="P10"><text:s text:c="3"/>+----------------+</text:p>
      <text:p text:style-name="P9"/>
      <text:p text:style-name="P9"/>
      <text:p text:style-name="P9">====================================================================</text:p>
      <text:p text:style-name="P4"/>
      <text:p text:style-name="P2">The flowchart shows the basic structure of the program. It starts by getting input from the user, then checks the input against a set of pre-defined responses. If the input matches one of the pre-defined responses, the program outputs the appropriate response. If the input does not match any of the pre-defined responses, the program outputs a message indicating that it does not understand the input. The program then loops back to the beginning to await the next user input.</text:p>
      <text:p text:style-name="P2"/>
      <text:p text:style-name="P2"/>
      <text:p text:style-name="P19">=======================================================================</text:p>
      <text:p text:style-name="P19"/>
      <text:p text:style-name="P20"><text:span text:style-name="T4">IDEAS FOR LATER DEVELOPMENT<text:line-break/></text:span></text:p>
      <text:p text:style-name="P17">- Continue working with TAG NOTES. The user is able to store TAGGED notes, choosing a specific tag and storing them on it. That way organizing the notes will be much better and efficien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3T14:39:10.993000000</meta:creation-date>
    <dc:date>2023-07-04T15:44:08.771000000</dc:date>
    <meta:editing-duration>PT15M17S</meta:editing-duration>
    <meta:editing-cycles>8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69" meta:word-count="374" meta:character-count="2755" meta:non-whitespace-character-count="2196"/>
  </office:meta>
</office:document-meta>
</file>